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Dex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345" calcext:value-type="float">
            <text:p>345</text:p>
          </table:table-cell>
          <table:table-cell office:value-type="string" calcext:value-type="string">
            <text:p>E Dex</text:p>
          </table:table-cell>
          <table:table-cell table:style-name="ce1" table:formula="of:=[.D1]*(1+[.U11])" office:value-type="float" office:value="455.05" calcext:value-type="float">
            <text:p>455.05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3450" calcext:value-type="float">
            <text:p>345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79.005" calcext:value-type="float">
            <text:p>79.005</text:p>
          </table:table-cell>
          <table:table-cell table:style-name="ce7" table:formula="of:=1%*(1+[.L11])" office:value-type="percentage" office:value="0.0229" calcext:value-type="percentage">
            <text:p>2.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Int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150" calcext:value-type="float">
            <text:p>1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1600" calcext:value-type="float">
            <text:p>16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57.6" calcext:value-type="float">
            <text:p>57.6</text:p>
          </table:table-cell>
          <table:table-cell table:style-name="ce7" table:formula="of:=2%+[.D3]/10000" office:value-type="percentage" office:value="0.036" calcext:value-type="percentage">
            <text:p>3.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294.15" calcext:value-type="float">
            <text:p>294.1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2]*3%)" office:value-type="float" office:value="289.152" calcext:value-type="float">
            <text:p>289.152</text:p>
          </table:table-cell>
          <table:table-cell table:style-name="ce7" table:formula="of:=[.P2]*(4+[.B22]*3%)" office:value-type="percentage" office:value="0.18072" calcext:value-type="percentage">
            <text:p>18.07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19182" calcext:value-type="float">
            <text:p>19182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22059.3" calcext:value-type="float">
            <text:p>22059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AA11]))" office:value-type="float" office:value="24936.6" calcext:value-type="float">
            <text:p>24936.6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4.56" calcext:value-type="percentage">
            <text:p>456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1]" office:value-type="percentage" office:value="3.96" calcext:value-type="percentage">
            <text:p>396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1]" office:value-type="percentage" office:value="0.915" calcext:value-type="percentage">
            <text:p>91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51])" office:value-type="percentage" office:value="4.56" calcext:value-type="percentage">
            <text:p>45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51])" office:value-type="percentage" office:value="1.29" calcext:value-type="percentage">
            <text:p>12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51])" office:value-type="percentage" office:value="2.85" calcext:value-type="percentage">
            <text:p>285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51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4:.U51])" office:value-type="percentage" office:value="1.395" calcext:value-type="percentage">
            <text:p>139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51])" office:value-type="percentage" office:value="3.96" calcext:value-type="percentage">
            <text:p>39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4:.AA51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4:.AD51])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4]+[.W14]*[.$B14])*[.$F14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29" calcext:value-type="percentage">
            <text:p>129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5]+[.Z15]*[.$B15])*[.$F15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5];0%)+IF([.E18]=1;[.$B$7];0%)+IF([.D18]=1;[.$B$6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395" calcext:value-type="percentage">
            <text:p>139.5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18]+[.Q18]*[.$B18])*[.$F18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1.395" calcext:value-type="percentage">
            <text:p>139.5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395" calcext:value-type="percentage">
            <text:p>139.5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9]=1;[.$B$5];0%)+IF([.E19]=1;[.$B$7];0%)+IF([.D19]=1;[.$B$6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9]+[.H19]*[.$B19])*[.$F19]" office:value-type="percentage" office:value="1.515" calcext:value-type="percentage">
            <text:p>151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0]=1;[.$B$5];0%)+IF([.E20]=1;[.$B$7];0%)+IF([.D20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0]+[.W20]*[.$B20])*[.$F20]" office:value-type="percentage" office:value="0.915" calcext:value-type="percentage">
            <text:p>91.5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0]+[.AC20]*[.$B20])*[.$F20]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06:35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21:24:36.088000000</dc:date>
    <meta:generator>LibreOffice/7.0.5.2$Windows_X86_64 LibreOffice_project/64390860c6cd0aca4beafafcfd84613dd9dfb63a</meta:generator>
    <meta:editing-duration>PT1H30M31S</meta:editing-duration>
    <meta:editing-cycles>12</meta:editing-cycles>
    <meta:document-statistic meta:table-count="1" meta:cell-count="176" meta:object-count="0"/>
    <meta:user-defined meta:name="AppVersion">16.0300</meta:user-defined>
  </office:meta>
</office:document-meta>
</file>